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_20__28_var_29_" svg:stroke-width="0.051cm" draw:marker-start="Line_20_Arrow" draw:marker-start-width="0.254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P6" style:family="paragraph">
      <style:text-properties fo:font-family="Symbol" fo:font-size="16pt" style:font-size-asian="16pt" style:font-size-complex="16pt"/>
    </style:style>
    <style:style style:name="P7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family="'Liberation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text-position="-33% 58%" fo:font-family="'Liberation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family="Symbol" fo:font-size="16pt" style:font-size-asian="16pt" style:font-size-complex="16pt"/>
    </style:style>
    <style:style style:name="T7" style:family="text">
      <style:text-properties style:text-position="33% 58%" fo:font-family="Symbol" fo:font-size="16pt" style:font-size-asian="16pt" style:font-size-complex="16pt"/>
    </style:style>
    <style:style style:name="T8" style:family="text">
      <style:text-properties style:text-position="-33% 58%" fo:font-family="Symbol" fo:font-size="16pt" style:font-size-asian="16pt" style:font-size-complex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family="Courier" style:font-style-name="Regular" style:font-family-generic="modern" style:font-pitch="fixed" fo:font-size="16pt" style:font-family-asian="Courier" style:font-style-name-asian="Regular" style:font-family-generic-asian="modern" style:font-pitch-asian="fixed" style:font-size-asian="16pt" style:font-family-complex="Courier" style:font-style-name-complex="Regular" style:font-family-generic-complex="modern" style:font-pitch-complex="fixed" style:font-size-complex="16pt"/>
    </style:style>
    <style:style style:name="T12" style:family="text">
      <style:text-properties fo:font-family="'Liberation Sans'" style:font-style-name="Regular" style:font-family-generic="swiss" style:font-pitch="variable" fo:font-size="16pt" style:font-family-asian="'Liberation Sans'" style:font-style-name-asian="Regular" style:font-family-generic-asian="swiss" style:font-pitch-asian="variable" style:font-size-asian="16pt" style:font-family-complex="'Liberation Sans'" style:font-style-name-complex="Regular" style:font-family-generic-complex="swiss" style:font-pitch-complex="variable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508cm" svg:y1="1.759cm" svg:x2="2.523cm" svg:y2="9.348cm">
          <text:p text:style-name="P2"/>
        </draw:line>
        <draw:line draw:style-name="gr1" draw:text-style-name="P1" draw:layer="layout" svg:x1="5.619cm" svg:y1="1.76cm" svg:x2="5.634cm" svg:y2="9.349cm">
          <text:p text:style-name="P2"/>
        </draw:line>
        <draw:line draw:style-name="gr1" draw:text-style-name="P1" draw:layer="layout" svg:x1="7.365cm" svg:y1="1.791cm" svg:x2="7.38cm" svg:y2="9.38cm">
          <text:p text:style-name="P2"/>
        </draw:line>
        <draw:line draw:style-name="gr1" draw:text-style-name="P1" draw:layer="layout" svg:x1="10.566cm" svg:y1="1.807cm" svg:x2="10.581cm" svg:y2="9.396cm">
          <text:p text:style-name="P2"/>
        </draw:line>
        <draw:line draw:style-name="gr1" draw:text-style-name="P1" draw:layer="layout" svg:x1="12.367cm" svg:y1="1.778cm" svg:x2="12.382cm" svg:y2="9.367cm">
          <text:p text:style-name="P2"/>
        </draw:line>
        <draw:line draw:style-name="gr1" draw:text-style-name="P1" draw:layer="layout" svg:x1="15.568cm" svg:y1="1.794cm" svg:x2="15.583cm" svg:y2="9.383cm">
          <text:p text:style-name="P2"/>
        </draw:line>
        <draw:line draw:style-name="gr1" draw:text-style-name="P1" draw:layer="layout" svg:x1="15.565cm" svg:y1="9.367cm" svg:x2="12.399cm" svg:y2="9.369cm">
          <text:p text:style-name="P2"/>
        </draw:line>
        <draw:line draw:style-name="gr1" draw:text-style-name="P1" draw:layer="layout" svg:x1="10.565cm" svg:y1="9.367cm" svg:x2="7.399cm" svg:y2="9.369cm">
          <text:p text:style-name="P2"/>
        </draw:line>
        <draw:line draw:style-name="gr1" draw:text-style-name="P1" draw:layer="layout" svg:x1="5.665cm" svg:y1="9.367cm" svg:x2="2.499cm" svg:y2="9.369cm">
          <text:p text:style-name="P2"/>
        </draw:line>
        <draw:line draw:style-name="gr1" draw:text-style-name="P1" draw:layer="layout" svg:x1="5.665cm" svg:y1="8.567cm" svg:x2="2.499cm" svg:y2="8.569cm">
          <text:p text:style-name="P2"/>
        </draw:line>
        <draw:line draw:style-name="gr1" draw:text-style-name="P1" draw:layer="layout" svg:x1="5.665cm" svg:y1="6.367cm" svg:x2="2.499cm" svg:y2="6.369cm">
          <text:p text:style-name="P2"/>
        </draw:line>
        <draw:line draw:style-name="gr1" draw:text-style-name="P1" draw:layer="layout" svg:x1="5.665cm" svg:y1="2.667cm" svg:x2="2.499cm" svg:y2="2.669cm">
          <text:p text:style-name="P2"/>
        </draw:line>
        <draw:line draw:style-name="gr1" draw:text-style-name="P1" draw:layer="layout" svg:x1="10.565cm" svg:y1="2.667cm" svg:x2="7.399cm" svg:y2="2.669cm">
          <text:p text:style-name="P2"/>
        </draw:line>
        <draw:line draw:style-name="gr1" draw:text-style-name="P1" draw:layer="layout" svg:x1="10.565cm" svg:y1="6.367cm" svg:x2="7.399cm" svg:y2="6.369cm">
          <text:p text:style-name="P2"/>
        </draw:line>
        <draw:line draw:style-name="gr1" draw:text-style-name="P1" draw:layer="layout" svg:x1="10.565cm" svg:y1="8.607cm" svg:x2="7.399cm" svg:y2="8.609cm">
          <text:p text:style-name="P2"/>
        </draw:line>
        <draw:line draw:style-name="gr1" draw:text-style-name="P1" draw:layer="layout" svg:x1="15.565cm" svg:y1="8.007cm" svg:x2="12.399cm" svg:y2="8.009cm">
          <text:p text:style-name="P2"/>
        </draw:line>
        <draw:line draw:style-name="gr1" draw:text-style-name="P1" draw:layer="layout" svg:x1="15.565cm" svg:y1="5.607cm" svg:x2="12.399cm" svg:y2="5.609cm">
          <text:p text:style-name="P2"/>
        </draw:line>
        <draw:path draw:style-name="gr2" draw:text-style-name="P1" draw:layer="layout" svg:width="3.181cm" svg:height="0.634cm" svg:x="7.375cm" svg:y="7.935cm" svg:viewBox="0 0 3182 635" svg:d="m0 627c130 0 160 0 160 0l437-206 382-230 321-137 222-54 291 38 229 84 345 184 352 207 214 91 184 31h45">
          <text:p text:style-name="P2"/>
        </draw:path>
        <draw:path draw:style-name="gr2" draw:text-style-name="P1" draw:layer="layout" svg:width="3.141cm" svg:height="0.708cm" svg:x="7.401cm" svg:y="5.646cm" svg:viewBox="0 0 3142 709" svg:d="m0 704c133-26 270-169 270-169l230-300 127-174 123-61h66l138 76 173 245 97 163 168 164 164 61 178-31 255-270 148-230 143-147 87-31 117 25 158 199 189 276 173 173 138 36">
          <text:p text:style-name="P2"/>
        </draw:path>
        <draw:path draw:style-name="gr2" draw:text-style-name="P1" draw:layer="layout" svg:width="3.146cm" svg:height="0.688cm" svg:x="7.395cm" svg:y="1.958cm" svg:viewBox="0 0 3147 689" svg:d="m0 663c117-81 306-342 306-342 0 0 128-224 123-224s117-97 117-97l82 20 204 296 137 276 82 97 97-41 183-337 102-183c0 0 113-87 107-87s128 46 128 46l194 316 132 230 51 35 67-20 183-327 138-219 102-51h46l143 102 194 316 188 194h41">
          <text:p text:style-name="P2"/>
        </draw:path>
        <draw:path draw:style-name="gr2" draw:text-style-name="P1" draw:layer="layout" svg:width="3.089cm" svg:height="0.55cm" svg:x="2.535cm" svg:y="2.366cm" svg:viewBox="0 0 3090 551" svg:d="m0 250c167-133 338-229 338-229l124-16 156 21 247 137 236 209 172 123 108 36 140 20 258-66 274-204 189-179 220-92c0 0 161-10 156-10s215 82 215 82l257 199">
          <text:p text:style-name="P2"/>
        </draw:path>
        <draw:path draw:style-name="gr2" draw:text-style-name="P1" draw:layer="layout" svg:width="3.059cm" svg:height="0.596cm" svg:x="2.56cm" svg:y="6.049cm" svg:viewBox="0 0 3060 597" svg:d="m0 270c155-97 422-209 422-209l219-46 112-15 272 61 188 87 260 138 262 158 177 81 245 72h193l235-21 261-117 214-122">
          <text:p text:style-name="P2"/>
        </draw:path>
        <draw:path draw:style-name="gr2" draw:text-style-name="P1" draw:layer="layout" svg:width="3.039cm" svg:height="0.326cm" svg:x="2.555cm" svg:y="8.221cm" svg:viewBox="0 0 3040 327" svg:d="m0 327c351-117 709-219 709-219l379-77 352-31 315 21 463 56 454 128 368 122">
          <text:p text:style-name="P2"/>
        </draw:path>
        <draw:path draw:style-name="gr2" draw:text-style-name="P1" draw:layer="layout" svg:width="3.131cm" svg:height="0.836cm" svg:x="12.414cm" svg:y="7.553cm" svg:viewBox="0 0 3132 837" svg:d="m0 413c189-25 194-10 194-10l403-168 291-194 188-41 204 56 164 210 158 249 199 250 142 72 194-41 378-199 260-102 275-51h82">
          <text:p text:style-name="P2"/>
        </draw:path>
        <draw:path draw:style-name="gr2" draw:text-style-name="P1" draw:layer="layout" svg:width="3.161cm" svg:height="0.877cm" svg:x="12.379cm" svg:y="5.263cm" svg:viewBox="0 0 3162 878" svg:d="m0 301c112 0 306-41 306-41l300-163 159-97h96l128 67c0 0 219 290 214 290s174 327 174 327l132 158 97 36 153-62 158-265 184-357 133-158c0 0 102-31 96-31s204 77 204 77l199 133 220 61 183 25h26">
          <text:p text:style-name="P2"/>
        </draw:path>
        <draw:frame draw:style-name="gr3" draw:text-style-name="P3" draw:layer="layout" svg:width="0.786cm" svg:height="0.878cm" svg:x="3.771cm" svg:y="9.349cm">
          <draw:text-box>
            <text:p text:style-name="P2"><text:span text:style-name="T1">x</text:span></text:p>
          </draw:text-box>
        </draw:frame>
        <draw:frame draw:style-name="gr3" draw:text-style-name="P3" draw:layer="layout" svg:width="0.786cm" svg:height="0.878cm" svg:x="8.571cm" svg:y="9.349cm">
          <draw:text-box>
            <text:p text:style-name="P2"><text:span text:style-name="T1">x</text:span></text:p>
          </draw:text-box>
        </draw:frame>
        <draw:frame draw:style-name="gr3" draw:text-style-name="P3" draw:layer="layout" svg:width="0.786cm" svg:height="0.878cm" svg:x="13.871cm" svg:y="9.349cm">
          <draw:text-box>
            <text:p text:style-name="P2"><text:span text:style-name="T1">x</text:span></text:p>
          </draw:text-box>
        </draw:frame>
        <draw:frame draw:style-name="gr3" draw:text-style-name="P4" draw:layer="layout" svg:width="0.781cm" svg:height="0.806cm" svg:x="2.201cm" svg:y="9.249cm">
          <draw:text-box>
            <text:p text:style-name="P2"><text:span text:style-name="T2">0</text:span></text:p>
          </draw:text-box>
        </draw:frame>
        <draw:frame draw:style-name="gr3" draw:text-style-name="P4" draw:layer="layout" svg:width="0.781cm" svg:height="0.806cm" svg:x="7.002cm" svg:y="9.249cm">
          <draw:text-box>
            <text:p text:style-name="P2"><text:span text:style-name="T2">0</text:span></text:p>
          </draw:text-box>
        </draw:frame>
        <draw:frame draw:style-name="gr3" draw:text-style-name="P4" draw:layer="layout" svg:width="0.781cm" svg:height="0.806cm" svg:x="12.003cm" svg:y="9.249cm">
          <draw:text-box>
            <text:p text:style-name="P2"><text:span text:style-name="T2">0</text:span></text:p>
          </draw:text-box>
        </draw:frame>
        <draw:frame draw:style-name="gr3" draw:text-style-name="P5" draw:layer="layout" svg:width="0.777cm" svg:height="0.806cm" svg:x="5.202cm" svg:y="9.249cm">
          <draw:text-box>
            <text:p text:style-name="P2"><text:span text:style-name="T3">a</text:span></text:p>
          </draw:text-box>
        </draw:frame>
        <draw:frame draw:style-name="gr3" draw:text-style-name="P5" draw:layer="layout" svg:width="0.777cm" svg:height="0.806cm" svg:x="10.103cm" svg:y="9.249cm">
          <draw:text-box>
            <text:p text:style-name="P2"><text:span text:style-name="T3">a</text:span></text:p>
          </draw:text-box>
        </draw:frame>
        <draw:frame draw:style-name="gr3" draw:text-style-name="P5" draw:layer="layout" svg:width="0.777cm" svg:height="0.806cm" svg:x="15.104cm" svg:y="9.249cm">
          <draw:text-box>
            <text:p text:style-name="P2"><text:span text:style-name="T3">a</text:span></text:p>
          </draw:text-box>
        </draw:frame>
        <draw:frame draw:style-name="gr3" draw:text-style-name="P6" draw:layer="layout" svg:width="2.551cm" svg:height="1.078cm" draw:transform="rotate (1.59174027781853) translate (1.448cm 6.543cm)">
          <draw:text-box>
            <text:p text:style-name="P2"><text:span text:style-name="T4">E</text:span><text:span text:style-name="T5">n</text:span><text:span text:style-name="T6">+ y(</text:span><text:span text:style-name="T4">x</text:span><text:span text:style-name="T6">)</text:span></text:p>
          </draw:text-box>
        </draw:frame>
        <draw:frame draw:style-name="gr3" draw:text-style-name="P6" draw:layer="layout" svg:width="2.428cm" svg:height="1.078cm" draw:transform="rotate (1.54845611236908) translate (6.366cm 6.391cm)">
          <draw:text-box>
            <text:p text:style-name="P2"><text:span text:style-name="T4">E</text:span><text:span text:style-name="T5">n</text:span><text:span text:style-name="T6"> + |y|</text:span><text:span text:style-name="T7">2</text:span></text:p>
          </draw:text-box>
        </draw:frame>
        <draw:frame draw:style-name="gr3" draw:text-style-name="P6" draw:layer="layout" svg:width="1.886cm" svg:height="1.104cm" svg:x="13.129cm" svg:y="8.247cm">
          <draw:text-box>
            <text:p text:style-name="P2"><text:span text:style-name="T6">y</text:span><text:span text:style-name="T8">1</text:span><text:span text:style-name="T6">*y</text:span><text:span text:style-name="T8">2</text:span></text:p>
          </draw:text-box>
        </draw:frame>
        <draw:frame draw:style-name="gr3" draw:text-style-name="P6" draw:layer="layout" svg:width="1.886cm" svg:height="1.104cm" svg:x="13.144cm" svg:y="3.901cm">
          <draw:text-box>
            <text:p text:style-name="P2"><text:span text:style-name="T6">y</text:span><text:span text:style-name="T8">1</text:span><text:span text:style-name="T6">*y</text:span><text:span text:style-name="T8">3</text:span></text:p>
          </draw:text-box>
        </draw:frame>
        <draw:frame draw:style-name="gr3" draw:text-style-name="P4" draw:layer="layout" svg:width="1.624cm" svg:height="0.806cm" svg:x="3.359cm" svg:y="8.423cm">
          <draw:text-box>
            <text:p text:style-name="P2"><text:span text:style-name="T3">n</text:span><text:span text:style-name="T2"> = 1</text:span></text:p>
          </draw:text-box>
        </draw:frame>
        <draw:frame draw:style-name="gr3" draw:text-style-name="P4" draw:layer="layout" svg:width="1.624cm" svg:height="0.806cm" svg:x="3.359cm" svg:y="6.493cm">
          <draw:text-box>
            <text:p text:style-name="P2"><text:span text:style-name="T3">n</text:span><text:span text:style-name="T2"> = 2</text:span></text:p>
          </draw:text-box>
        </draw:frame>
        <draw:frame draw:style-name="gr3" draw:text-style-name="P4" draw:layer="layout" svg:width="1.624cm" svg:height="0.806cm" svg:x="3.359cm" svg:y="2.993cm">
          <draw:text-box>
            <text:p text:style-name="P2"><text:span text:style-name="T3">n</text:span><text:span text:style-name="T2"> = 3</text:span></text:p>
          </draw:text-box>
        </draw:frame>
        <draw:frame draw:style-name="gr3" draw:text-style-name="P4" draw:layer="layout" svg:width="1.624cm" svg:height="0.806cm" svg:x="8.159cm" svg:y="2.993cm">
          <draw:text-box>
            <text:p text:style-name="P2"><text:span text:style-name="T3">n</text:span><text:span text:style-name="T2"> = 3</text:span></text:p>
          </draw:text-box>
        </draw:frame>
        <draw:frame draw:style-name="gr3" draw:text-style-name="P4" draw:layer="layout" svg:width="1.624cm" svg:height="0.806cm" svg:x="8.159cm" svg:y="6.493cm">
          <draw:text-box>
            <text:p text:style-name="P2"><text:span text:style-name="T3">n</text:span><text:span text:style-name="T2"> = 2</text:span></text:p>
          </draw:text-box>
        </draw:frame>
        <draw:frame draw:style-name="gr3" draw:text-style-name="P4" draw:layer="layout" svg:width="1.624cm" svg:height="0.806cm" svg:x="8.159cm" svg:y="8.493cm">
          <draw:text-box>
            <text:p text:style-name="P2"><text:span text:style-name="T3">n</text:span><text:span text:style-name="T2"> = 1</text:span></text:p>
          </draw:text-box>
        </draw:frame>
        <draw:line draw:style-name="gr4" draw:text-style-name="P1" draw:layer="layout" svg:x1="4.101cm" svg:y1="6.325cm" svg:x2="16.362cm" svg:y2="2.102cm">
          <text:p text:style-name="P2"/>
        </draw:line>
        <draw:line draw:style-name="gr4" draw:text-style-name="P1" draw:layer="layout" svg:x1="4.102cm" svg:y1="2.726cm" svg:x2="16.362cm" svg:y2="2.081cm">
          <text:p text:style-name="P2"/>
        </draw:line>
        <draw:frame draw:style-name="gr3" draw:text-style-name="P8" draw:layer="layout" svg:width="5.717cm" svg:height="1.505cm" svg:x="16.291cm" svg:y="1.327cm">
          <draw:text-box>
            <text:p text:style-name="P7"><text:span text:style-name="T9"># of nodes increases</text:span></text:p>
            <text:p text:style-name="P7"><text:span text:style-name="T9">as </text:span><text:span text:style-name="T1">n</text:span><text:span text:style-name="T9"> increases</text:span></text:p>
          </draw:text-box>
        </draw:frame>
        <draw:frame draw:style-name="gr3" draw:text-style-name="P8" draw:layer="layout" svg:width="5.057cm" svg:height="1.505cm" svg:x="15.922cm" svg:y="3.681cm">
          <draw:text-box>
            <text:p text:style-name="P7"><text:span text:style-name="T9">Eigenfunctions for</text:span></text:p>
            <text:p text:style-name="P7"><text:span text:style-name="T9">particle in 1-D box</text:span></text:p>
          </draw:text-box>
        </draw:frame>
        <draw:frame draw:style-name="gr3" draw:text-style-name="P8" draw:layer="layout" svg:width="4.845cm" svg:height="2.268cm" svg:x="15.922cm" svg:y="5.482cm">
          <draw:text-box>
            <text:p text:style-name="P7"><text:span text:style-name="T9">Horizontal lines</text:span></text:p>
            <text:p text:style-name="P7"><text:span text:style-name="T9">indicate positions</text:span></text:p>
            <text:p text:style-name="P7"><text:span text:style-name="T9">for </text:span><text:span text:style-name="T1">E</text:span><text:span text:style-name="T10">n</text:span></text:p>
          </draw:text-box>
        </draw:frame>
        <draw:frame draw:style-name="gr3" draw:text-style-name="P8" draw:layer="layout" svg:width="5.739cm" svg:height="2.178cm" svg:x="15.923cm" svg:y="7.782cm">
          <draw:text-box>
            <text:p text:style-name="P7"><text:span text:style-name="T9">In the limit </text:span><text:span text:style-name="T1">n</text:span><text:span text:style-name="T9"> </text:span><text:span text:style-name="T11">→</text:span><text:span text:style-name="T9"> </text:span><text:span text:style-name="T12">∞</text:span><text:span text:style-name="T9">,</text:span></text:p>
            <text:p text:style-name="P7"><text:span text:style-name="T9">classical probability</text:span></text:p>
            <text:p text:style-name="P7"><text:span text:style-name="T9">distribution emerg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2-21T21:40:05</meta:creation-date>
    <dc:creator>Jussi Eloranta</dc:creator>
    <dc:date>2007-12-21T22:30:44</dc:date>
    <meta:editing-cycles>35</meta:editing-cycles>
    <meta:editing-duration>PT40M13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